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2126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9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3131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Electronics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Link</text:p>
          </table:table-cell>
          <table:table-cell table:style-name="ce7" office:value-type="string" calcext:value-type="string">
            <text:p>Approx Price May 1, 2024</text:p>
          </table:table-cell>
          <table:table-cell table:style-name="ce4" office:value-type="string" calcext:value-type="string">
            <text:p>Alt link</text:p>
          </table:table-cell>
          <table:table-cell table:style-name="ce4" office:value-type="string" calcext:value-type="string">
            <text:p>Alt link #2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>
            <text:p>Rpi 3, 4, 5, or Zero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75" calcext:value-type="float">
            <text:p>$75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2" office:value-type="string" calcext:value-type="string">
            <text:p>Arduino mega 2560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6 axis CNC shiel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tindie.com/products/eccentricwkshp/grblduino-mega-shield-grbl-11-arduino-cnc-shield/" xlink:type="simple">https://www.tindie.com/products/eccentricwkshp/grblduino-mega-shield-grbl-11-arduino-cnc-shield/</text:a></text:p>
          </table:table-cell>
          <table:table-cell table:style-name="ce8" office:value-type="float" office:value="46" calcext:value-type="float">
            <text:p>$46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tepper drivers (TMC2208 for quiet motor operation)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www.amazon.com/gp/product/B08DFW14YB/ref=as_li_tl?ie=UTF8&amp;tag=diw00a-20&amp;camp=1789&amp;creative=9325&amp;linkCode=as2&amp;creativeASIN=B08DFW14YB&amp;linkId=b163588ba8ca67965e2d1db0c0a839e7" xlink:type="simple">https://www.amazon.com/gp/product/B08DFW14YB/ref=as_li_tl?ie=UTF8&amp;tag=diw00a-20&amp;camp=1789&amp;creative=9325&amp;linkCode=as2&amp;creativeASIN=B08DFW14YB&amp;linkId=b163588ba8ca67965e2d1db0c0a839e7</text:a></text:p>
          </table:table-cell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DC-DC buck convertor 5V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1HXU1C6U/ref=as_li_tl?ie=UTF8&amp;tag=diw00a-20&amp;camp=1789&amp;creative=9325&amp;linkCode=as2&amp;creativeASIN=B01HXU1C6U&amp;linkId=48523719f299500fcb95b9db75e1636e" xlink:type="simple">https://www.amazon.com/gp/product/B01HXU1C6U/ref=as_li_tl?ie=UTF8&amp;tag=diw00a-20&amp;camp=1789&amp;creative=9325&amp;linkCode=as2&amp;creativeASIN=B01HXU1C6U&amp;linkId=48523719f299500fcb95b9db75e1636e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" xlink:type="simple">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LED volt gauge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" xlink:type="simple">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</text:a></text:p>
          </table:table-cell>
          <table:table-cell table:style-name="ce8" office:value-type="float" office:value="7" calcext:value-type="float">
            <text:p>$7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" xlink:type="simple">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Misc. rocker switches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817QGXL2/ref=as_li_tl?ie=UTF8&amp;tag=diw00a-20&amp;camp=1789&amp;creative=9325&amp;linkCode=as2&amp;creativeASIN=B0817QGXL2&amp;linkId=a6041024293f64676a7585b4df2343c2" xlink:type="simple">https://www.amazon.com/gp/product/B0817QGXL2/ref=as_li_tl?ie=UTF8&amp;tag=diw00a-20&amp;camp=1789&amp;creative=9325&amp;linkCode=as2&amp;creativeASIN=B0817QGXL2&amp;linkId=a6041024293f64676a7585b4df2343c2</text:a></text:p>
          </table:table-cell>
          <table:table-cell table:style-name="ce8" office:value-type="float" office:value="12" calcext:value-type="float">
            <text:p>$12.00</text:p>
          </table:table-cell>
          <table:table-cell table:style-name="ce6" office:value-type="string" calcext:value-type="string">
            <text:p><text:a xlink:href="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" xlink:type="simple">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</text:a></text:p>
          </table:table-cell>
          <table:table-cell table:style-name="ce6" office:value-type="string" calcext:value-type="string">
            <text:p><text:a xlink:href="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" xlink:type="simple">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6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H2SRMXP/ref=as_li_tl?ie=UTF8&amp;tag=diw00a-20&amp;camp=1789&amp;creative=9325&amp;linkCode=as2&amp;creativeASIN=B07H2SRMXP&amp;linkId=30fe8af0d46938469371e47121f21539" xlink:type="simple">https://www.amazon.com/gp/product/B07H2SRMXP/ref=as_li_tl?ie=UTF8&amp;tag=diw00a-20&amp;camp=1789&amp;creative=9325&amp;linkCode=as2&amp;creativeASIN=B07H2SRMXP&amp;linkId=30fe8af0d46938469371e47121f21539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560fAvMWAvMWtL&amp;mp=1&amp;gatewayAdapt=glo2usa" xlink:type="simple">https://www.aliexpress.us/item/2251832636134806.html?spm=a2g0o.detail.0.0.560fAvMWAvMWtL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12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" xlink:type="simple">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</text:a></text:p>
          </table:table-cell>
          <table:table-cell table:style-name="ce8" office:value-type="float" office:value="21" calcext:value-type="float">
            <text:p>$21.00</text:p>
          </table:table-cell>
          <table:table-cell table:style-name="ce6" office:value-type="string" calcext:value-type="string">
            <text:p><text:a xlink:href="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" xlink:type="simple">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</text:a></text:p>
          </table:table-cell>
          <table:table-cell table:style-name="ce6" office:value-type="string" calcext:value-type="string">
            <text:p><text:a xlink:href="https://www.aliexpress.us/item/2251832636134806.html?spm=a2g0o.detail.0.0.53e72e06CnofDk&amp;mp=1&amp;gatewayAdapt=glo2usa" xlink:type="simple">https://www.aliexpress.us/item/2251832636134806.html?spm=a2g0o.detail.0.0.53e72e06CnofDk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24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MXZK4BB/ref=as_li_tl?ie=UTF8&amp;tag=diw00a-20&amp;camp=1789&amp;creative=9325&amp;linkCode=as2&amp;creativeASIN=B07MXZK4BB&amp;linkId=b632ed11d8dba37e67fa70944dff671a" xlink:type="simple">https://www.amazon.com/gp/product/B07MXZK4BB/ref=as_li_tl?ie=UTF8&amp;tag=diw00a-20&amp;camp=1789&amp;creative=9325&amp;linkCode=as2&amp;creativeASIN=B07MXZK4BB&amp;linkId=b632ed11d8dba37e67fa70944dff671a</text:a></text:p>
          </table:table-cell>
          <table:table-cell table:style-name="ce8" office:value-type="float" office:value="25" calcext:value-type="float">
            <text:p>$25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3998T5wwT5wwi3&amp;mp=1&amp;gatewayAdapt=glo2usa" xlink:type="simple">https://www.aliexpress.us/item/2251832636134806.html?spm=a2g0o.detail.0.0.3998T5wwT5wwi3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gearhead stepper motors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" xlink:type="simple">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</text:a></text:p>
          </table:table-cell>
          <table:table-cell table:style-name="ce8" office:value-type="float" office:value="80" calcext:value-type="float">
            <text:p>$8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" xlink:type="simple">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stepper motors QTY - 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0W96BBF6/ref=as_li_tl?ie=UTF8&amp;tag=diw00a-20&amp;camp=1789&amp;creative=9325&amp;linkCode=as2&amp;creativeASIN=B00W96BBF6&amp;linkId=de0835cae79ecae90a50b39e1f911c70" xlink:type="simple">https://www.amazon.com/gp/product/B00W96BBF6/ref=as_li_tl?ie=UTF8&amp;tag=diw00a-20&amp;camp=1789&amp;creative=9325&amp;linkCode=as2&amp;creativeASIN=B00W96BBF6&amp;linkId=de0835cae79ecae90a50b39e1f911c70</text:a></text:p>
          </table:table-cell>
          <table:table-cell table:style-name="ce8" office:value-type="float" office:value="20" calcext:value-type="float">
            <text:p>$2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" xlink:type="simple">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8 gearhead stepper motors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www.omc-stepperonline.com/nema-8-stepper-motor-bipolar-l-38mm-w-gear-ratio-90-1-planetary-gearbox-8hs15-0604s-pg90" xlink:type="simple">https://www.omc-stepperonline.com/nema-8-stepper-motor-bipolar-l-38mm-w-gear-ratio-90-1-planetary-gearbox-8hs15-0604s-pg90</text:a></text:p>
          </table:table-cell>
          <table:table-cell table:style-name="ce8" table:formula="of:=43*3" office:value-type="float" office:value="129" calcext:value-type="float">
            <text:p>$12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3 cell lipo batteries (5000mh) - (OPTIONAL, any brand will wor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" xlink:type="simple">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</text:a></text:p>
          </table:table-cell>
          <table:table-cell table:style-name="ce8" office:value-type="float" office:value="37" calcext:value-type="float">
            <text:p>$37.00</text:p>
          </table:table-cell>
          <table:table-cell table:style-name="ce6" office:value-type="string" calcext:value-type="string">
            <text:p><text:a xlink:href="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" xlink:type="simple">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</text:a>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4" office:value-type="string" calcext:value-type="string">
            <text:p>multicolor pushbuttons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https://www.amazon.com/dp/B07CGCPGPT?psc=1&amp;ref=ppx_yo2ov_dt_b_product_details</text:p>
          </table:table-cell>
          <table:table-cell table:style-name="ce8" office:value-type="float" office:value="9" calcext:value-type="float">
            <text:p>$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office:value-type="string" calcext:value-type="string">
            <text:p>Bluetooth Game controller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https://www.amazon.com/dp/B0BNTK5C8B?psc=1&amp;ref=ppx_yo2ov_dt_b_product_details</text:p>
          </table:table-cell>
          <table:table-cell table:style-name="ce8" office:value-type="float" office:value="20" calcext:value-type="float">
            <text:p>$20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Large Hardware</text:p>
          </table:table-cell>
          <table:table-cell table:style-name="ce4" table:number-columns-repeated="2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1" OD anodized aluminum tubing.</text:p>
          </table:table-cell>
          <table:table-cell table:style-name="ce4" office:value-type="string" calcext:value-type="string">
            <text:p>1 8ft</text:p>
          </table:table-cell>
          <table:table-cell table:style-name="ce4"/>
          <table:table-cell table:style-name="ce7"/>
          <table:table-cell table:style-name="ce4" office:value-type="string" calcext:value-type="string">
            <text:p>2x 592</text:p>
          </table:table-cell>
          <table:table-cell table:style-name="ce5" office:value-type="float" office:value="691" calcext:value-type="float">
            <text:p>691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3/4" OD anodized aluminum tubing</text:p>
          </table:table-cell>
          <table:table-cell table:style-name="ce4" office:value-type="string" calcext:value-type="string">
            <text:p>1 8ft</text:p>
          </table:table-cell>
          <table:table-cell table:style-name="ce4"/>
          <table:table-cell table:style-name="ce7"/>
          <table:table-cell table:style-name="ce4" office:value-type="string" calcext:value-type="string">
            <text:p>4x 35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90" calcext:value-type="float">
            <text:p>290</text:p>
          </table:table-cell>
          <table:table-cell table:style-name="ce4" office:value-type="string" calcext:value-type="string">
            <text:p>2x 165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20x20x216mm Aluminum B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com/dp/B0B4W48X11?ref=ppx_yo2ov_dt_b_product_details&amp;th=1" xlink:type="simple">https://www.amazon.com/dp/B0B4W48X11?ref=ppx_yo2ov_dt_b_product_details&amp;th=1</text:a></text:p>
          </table:table-cell>
          <table:table-cell table:style-name="ce7" office:value-type="float" office:value="9" calcext:value-type="float">
            <text:p>$9.00</text:p>
          </table:table-cell>
          <table:table-cell table:style-name="ce4"/>
          <table:table-cell table:style-name="ce5" table:number-columns-repeated="2"/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Slot channel style t-nuts (their slim and lightweight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" xlink:type="simple">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</text:a></text:p>
          </table:table-cell>
          <table:table-cell table:style-name="ce8" office:value-type="float" office:value="18" calcext:value-type="float">
            <text:p>$18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" xlink:type="simple">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16 Teeth 8mm Bore Motor Metal Gear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gp/product/B07DZY6263?ie=UTF8&amp;psc=1&amp;linkCode=sl1&amp;tag=diw00a-20&amp;linkId=cd13bfd923a15755524cf264f9e4ad42&amp;language=en_US&amp;ref_=as_li_ss_tl" xlink:type="simple">https://www.amazon.com/gp/product/B07DZY6263?ie=UTF8&amp;psc=1&amp;linkCode=sl1&amp;tag=diw00a-20&amp;linkId=cd13bfd923a15755524cf264f9e4ad42&amp;language=en_US&amp;ref_=as_li_ss_tl</text:a></text:p>
          </table:table-cell>
          <table:table-cell table:style-name="ce8" office:value-type="float" office:value="27" calcext:value-type="float">
            <text:p>$27.00</text:p>
          </table:table-cell>
          <table:table-cell table:style-name="ce6" office:value-type="string" calcext:value-type="string">
            <text:p>https://www.amazon.com/gp/product/B0B9L2XRZB/ref=ppx_yo_dt_b_asin_title_o00_s00?ie=UTF8&amp;psc=1</text:p>
          </table:table-cell>
          <table:table-cell table:style-name="ce6" office:value-type="string" calcext:value-type="string">
            <text:p><text:a xlink:href="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" xlink:type="simple">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Speaker Tripod Stan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" xlink:type="simple">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</text:a></text:p>
          </table:table-cell>
          <table:table-cell table:style-name="ce8" office:value-type="float" office:value="30" calcext:value-type="float">
            <text:p>$30.00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mall Hardware (NOT COMPLETE YET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3x30 socket head cap screw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washer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3 nuts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0 Flat Head Socket Cap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8x35 hex bol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3d printer bed spr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gp/product/B0CMT5GQG1/ref=ppx_yo_dt_b_asin_title_o00_s00?ie=UTF8&amp;psc=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3x10 screw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4x25 screw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5x35 screw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 style:data-style-name="N2" text:time-value="13:14:06.3767823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5-30T14:39:34.593225152</dc:date>
    <meta:editing-duration>PT1H41M20S</meta:editing-duration>
    <meta:editing-cycles>6</meta:editing-cycles>
    <meta:document-statistic meta:table-count="1" meta:cell-count="129" meta:object-count="0"/>
  </office:meta>
</office:document-meta>
</file>